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f6b" officeooo:paragraph-rsid="00108f6b"/>
    </style:style>
    <style:style style:name="P2" style:family="paragraph" style:parent-style-name="Standard">
      <style:text-properties officeooo:rsid="00108f6b" officeooo:paragraph-rsid="00108f6b"/>
    </style:style>
    <style:style style:name="P3" style:family="paragraph" style:parent-style-name="Standard" style:list-style-name="L1">
      <style:text-properties officeooo:rsid="00108f6b" officeooo:paragraph-rsid="00108f6b"/>
    </style:style>
    <style:style style:name="P4" style:family="paragraph" style:parent-style-name="Standard">
      <style:text-properties officeooo:rsid="00116fd8" officeooo:paragraph-rsid="00116fd8"/>
    </style:style>
    <style:style style:name="P5" style:family="paragraph" style:parent-style-name="Standard" style:list-style-name="L2">
      <style:text-properties officeooo:rsid="00116fd8" officeooo:paragraph-rsid="00116fd8"/>
    </style:style>
    <style:style style:name="P6" style:family="paragraph" style:parent-style-name="Standard">
      <style:text-properties officeooo:rsid="0012a667" officeooo:paragraph-rsid="0012a667"/>
    </style:style>
    <style:style style:name="P7" style:family="paragraph" style:parent-style-name="Standard" style:list-style-name="L3">
      <style:text-properties officeooo:rsid="0012a667" officeooo:paragraph-rsid="0015cc25"/>
    </style:style>
    <style:style style:name="P8" style:family="paragraph" style:parent-style-name="Standard" style:list-style-name="L3">
      <style:text-properties officeooo:rsid="0012a667" officeooo:paragraph-rsid="0012a667"/>
    </style:style>
    <style:style style:name="P9" style:family="paragraph" style:parent-style-name="Standard" style:list-style-name="L5">
      <style:text-properties officeooo:rsid="0012a667" officeooo:paragraph-rsid="0012a667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108f6b" officeooo:paragraph-rsid="00108f6b" style:font-size-asian="16pt" style:font-weight-asian="bold" style:font-size-complex="16pt" style:font-weight-complex="bold"/>
    </style:style>
    <style:style style:name="P11" style:family="paragraph" style:parent-style-name="Standard">
      <style:text-properties fo:font-weight="bold" officeooo:rsid="00108f6b" officeooo:paragraph-rsid="00108f6b" style:font-weight-asian="bold" style:font-weight-complex="bold"/>
    </style:style>
    <style:style style:name="P12" style:family="paragraph" style:parent-style-name="Standard">
      <style:text-properties fo:font-weight="bold" officeooo:rsid="00116fd8" officeooo:paragraph-rsid="00116fd8" style:font-weight-asian="bold" style:font-weight-complex="bold"/>
    </style:style>
    <style:style style:name="P13" style:family="paragraph" style:parent-style-name="Standard" style:list-style-name="L2">
      <style:text-properties officeooo:paragraph-rsid="00116fd8"/>
    </style:style>
    <style:style style:name="T1" style:family="text">
      <style:text-properties officeooo:rsid="00116fd8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officeooo:rsid="0012a667"/>
    </style:style>
    <style:style style:name="T4" style:family="text">
      <style:text-properties style:text-line-through-style="none" style:text-line-through-type="none" officeooo:rsid="00116fd8"/>
    </style:style>
    <style:style style:name="T5" style:family="text">
      <style:text-properties officeooo:rsid="00143f9c"/>
    </style:style>
    <style:style style:name="T6" style:family="text">
      <style:text-properties officeooo:rsid="0015cc25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6befc"/>
    </style:style>
    <style:style style:name="T10" style:family="text">
      <style:text-properties officeooo:rsid="00171a7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AWS</text:p>
      <text:p text:style-name="P1"/>
      <text:p text:style-name="P11">IAM (Identity and Access Management)</text:p>
      <text:list xml:id="list3907380224" text:style-name="L1">
        <text:list-item>
          <text:p text:style-name="P3">IAM is used to controll access to AWS services. It contains user, groups, roles.</text:p>
        </text:list-item>
        <text:list-item>
          <text:p text:style-name="P3">User – Physical person</text:p>
        </text:list-item>
        <text:list-item>
          <text:p text:style-name="P3"><text:span text:style-name="T6">G</text:span>roup- group of user for easily managing permissions and access</text:p>
        </text:list-item>
        <text:list-item>
          <text:p text:style-name="P3"><text:span text:style-name="T6">R</text:span>ole- assigned to application</text:p>
        </text:list-item>
      </text:list>
      <text:p text:style-name="P1"/>
      <text:p text:style-name="P12">EC2 (Amazon Elastic Compute Cloud)</text:p>
      <text:p text:style-name="P4">It is used for deploying applications on Vms. (<text:span text:style-name="T7">EC2 machines</text:span>)</text:p>
      <text:p text:style-name="P4">It provides processing <text:span text:style-name="T7">power</text:span>, <text:span text:style-name="T7">storage</text:span>, <text:span text:style-name="T7">network</text:span>, <text:span text:style-name="T7">security</text:span>.</text:p>
      <text:p text:style-name="P4">How to launch an <text:span text:style-name="T6">I</text:span>nstance<text:span text:style-name="T6">(Virtual Computing Environment)</text:span>:</text:p>
      <text:list xml:id="list1287947653" text:style-name="L2">
        <text:list-item>
          <text:p text:style-name="P5">Select an AMI( Amazon Machine Image)- Amazon Linux 2 <text:s/>latest and free</text:p>
        </text:list-item>
        <text:list-item>
          <text:p text:style-name="P5">Select type, storage, tags, security groups</text:p>
        </text:list-item>
        <text:list-item>
          <text:p text:style-name="P5">If you are using SSH, download key-value pair in form of .pev file.</text:p>
        </text:list-item>
        <text:list-item>
          <text:p text:style-name="P5">Chnage .pev file’s permission to 0400 “chmod 0400 filename”. <text:span text:style-name="T10">If permission is not 0400 or lesser, you wont be able to access the instance for security reason.</text:span></text:p>
        </text:list-item>
        <text:list-item>
          <text:p text:style-name="P13"><text:span text:style-name="T1">$ SSH -</text:span><text:span text:style-name="T4">i file.pev ec2-user@ipofinstance</text:span></text:p>
        </text:list-item>
        <text:list-item>
          <text:p text:style-name="P5"><text:span text:style-name="T2">exit or ^</text:span><text:span text:style-name="T3">d</text:span><text:span text:style-name="T2"> to logout from ssh</text:span></text:p>
        </text:list-item>
      </text:list>
      <text:p text:style-name="P4"/>
      <text:p text:style-name="P6"><text:span text:style-name="T8">Security Groups (S.G)</text:span></text:p>
      <text:list xml:id="list117162873" text:style-name="L3">
        <text:list-item>
          <text:p text:style-name="P7"><text:span text:style-name="T6">F</text:span>undamental of network security in Amazon Cloud</text:p>
        </text:list-item>
        <text:list-item>
          <text:p text:style-name="P8">Controll inbound,outbound traffic to/from ec2 machine</text:p>
        </text:list-item>
        <text:list-item>
          <text:p text:style-name="P8">SG is not a part of ec2. It is a seperate entity. i.e. it lives “outside” ec2</text:p>
        </text:list-item>
        <text:list-item>
          <text:p text:style-name="P8">SG can be attached to multiple ec2 and vice versa.</text:p>
        </text:list-item>
        <text:list-item>
          <text:p text:style-name="P8">SG is specific to region. i.e. if you can region and VPC combination you have to create new SG.</text:p>
        </text:list-item>
        <text:list-item>
          <text:p text:style-name="P8">Good practice is to maintain a seperate SG for <text:s/>SSH access.</text:p>
        </text:list-item>
        <text:list-item>
          <text:p text:style-name="P8">If time out then SG issue.</text:p>
        </text:list-item>
        <text:list-item>
          <text:p text:style-name="P8">If connection denied <text:span text:style-name="T6">then </text:span>ec2 application issue.</text:p>
        </text:list-item>
        <text:list-item>
          <text:p text:style-name="P8">Inbound is all traffic comming into ec2</text:p>
        </text:list-item>
        <text:list-item>
          <text:p text:style-name="P8">Outbound is all traffice going out of ec2</text:p>
        </text:list-item>
        <text:list-item>
          <text:p text:style-name="P8"><text:span text:style-name="T6">D</text:span>efault : all inbound traffic is blocked. All outbound traffic is authorized.</text:p>
        </text:list-item>
        <text:list-item>
          <text:p text:style-name="P8">SG has rule to regulate access. If rules/conditions are matched then request is passed to ec2 machine. Things you can specify in rules:name, Type,protocol,Port Number/Range, Source(where request should comming from), Description. As mentioned above, if no rules are specified then all request are denied and will be timedout. Source 0.0.0.0/0 means any ip can make request.</text:p>
        </text:list-item>
      </text:list>
      <text:list xml:id="list710122325" text:style-name="L5">
        <text:list-item>
          <text:p text:style-name="P9">You can reference one security group from another. <text:span text:style-name="T5">It helps in load balancing.</text:span> It is explained in example below. We will use m1,m2,m3 and so on as ec2 machine names and sg1,sg2 for SG. Suppose m1 has sg1 attached to it. <text:span text:style-name="T9">s</text:span>g1 has a rule that allows/authorized sg2 . That means, all requests from machine have sg2 as a security <text:span text:style-name="T9">group</text:span> will be authorized. So if m2 has sg2 attached and m3 <text:span text:style-name="T9">has</text:span> sg3 attached then m2 will be able to make successful request<text:span text:style-name="T9">s</text:span> to m1 while m3 won’t. <text:span text:style-name="T5">Suppose there is another machine m0 which has sg0 attached then m0 will also be able to make request to m1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14:03:32.185168217</meta:creation-date>
    <dc:date>2019-04-08T14:57:47.602780838</dc:date>
    <meta:editing-duration>PT9M49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1" meta:paragraph-count="30" meta:word-count="438" meta:character-count="2454" meta:non-whitespace-character-count="2066"/>
  </office:meta>
</office:document-meta>
</file>